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4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5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2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3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87.34mm" svg:height="68.26mm" svg:x="215.35mm" svg:y="55.26mm">
            <loext:p draw:notify-on-update-of-ranges="'2015-2016'.A2:'2015-2016'.A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5" calcext:value-type="float">
            <text:p>5</text:p>
          </table:table-cell>
          <table:table-cell table:style-name="ce8" office:value-type="string" calcext:value-type="string">
            <text:p>-</text:p>
          </table:table-cell>
          <table:table-cell table:style-name="ce13" office:value-type="float" office:value="3" calcext:value-type="float">
            <text:p>3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8" calcext:value-type="float">
            <text:p>8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office:value-type="float" office:value="1607" calcext:value-type="float">
            <text:p>1607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8" office:value-type="string" calcext:value-type="string">
            <text:p>-</text:p>
          </table:table-cell>
          <table:table-cell table:style-name="ce12" office:value-type="float" office:value="9" calcext:value-type="float">
            <text:p>9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3:.L3];&quot;+&quot;)&gt;COUNTIF([.D3:.L3];&quot;-&quot;);&quot;+&quot;;&quot;-&quot;)" office:value-type="string" office:string-value="+" calcext:value-type="string">
            <text:p>+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3] = [.A2] ; [.Q2] ; [.Q2] + [.P2] + IF ([.A2] = [.A1] ; [.P1]; 0))" office:value-type="float" office:value="1607" calcext:value-type="float">
            <text:p>1607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13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3" calcext:value-type="float">
            <text:p>3</text:p>
          </table:table-cell>
          <table:table-cell table:style-name="ce14" office:value-type="string" calcext:value-type="string">
            <text:p>+</text:p>
          </table:table-cell>
          <table:table-cell table:style-name="ce13" office:value-type="float" office:value="4" calcext:value-type="float">
            <text:p>4</text:p>
          </table:table-cell>
          <table:table-cell table:style-name="ce15"/>
          <table:table-cell table:style-name="ce4"/>
          <table:table-cell table:style-name="ce16"/>
          <table:table-cell table:style-name="ce17"/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] = [.A3] ; [.Q3] ; [.Q3] + [.P3] + IF ([.A3] = [.A2] ; [.P2]; 0))" office:value-type="float" office:value="1608" calcext:value-type="float">
            <text:p>1608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1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5] = [.A4] ; [.Q4] ; [.Q4] + [.P4] + IF ([.A4] = [.A3] ; [.P3]; 0))" office:value-type="float" office:value="1608" calcext:value-type="float">
            <text:p>1608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IF([.A6] = [.A5] ; [.Q5] ; [.Q5] + [.P5] + IF ([.A5] = [.A4] ; [.P4]; 0))" office:value-type="float" office:value="1610" calcext:value-type="float">
            <text:p>161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9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1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IF([.A7] = [.A6] ; [.Q6] ; [.Q6] + [.P6] + IF ([.A6] = [.A5] ; [.P5]; 0))" office:value-type="float" office:value="1610" calcext:value-type="float">
            <text:p>1610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4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8] = [.A7] ; [.Q7] ; [.Q7] + [.P7] + IF ([.A7] = [.A6] ; [.P6]; 0))" office:value-type="float" office:value="1595" calcext:value-type="float">
            <text:p>1595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0"/>
          <table:table-cell table:style-name="ce5"/>
          <table:table-cell table:number-columns-repeated="2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9] = [.A8] ; [.Q8] ; [.Q8] + [.P8] + IF ([.A8] = [.A7] ; [.P7]; 0))" office:value-type="float" office:value="1595" calcext:value-type="float">
            <text:p>1595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4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10] = [.A9] ; [.Q9] ; [.Q9] + [.P9] + IF ([.A9] = [.A8] ; [.P8]; 0))" office:value-type="float" office:value="1587" calcext:value-type="float">
            <text:p>1587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1" table:formula="of:=COUNTIF([.D11:.L11];IF([.N11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1] = [.A10] ; [.Q10] ; [.Q10] + [.P10] + IF ([.A10] = [.A9] ; [.P9]; 0))" office:value-type="float" office:value="1587" calcext:value-type="float">
            <text:p>1587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1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12] = [.A11] ; [.Q11] ; [.Q11] + [.P11] + IF ([.A11] = [.A10] ; [.P10]; 0))" office:value-type="float" office:value="1576" calcext:value-type="float">
            <text:p>1576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13] = [.A12] ; [.Q12] ; [.Q12] + [.P12] + IF ([.A12] = [.A11] ; [.P11]; 0))" office:value-type="float" office:value="1568" calcext:value-type="float">
            <text:p>156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1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IF([.A14] = [.A13] ; [.Q13] ; [.Q13] + [.P13] + IF ([.A13] = [.A12] ; [.P12]; 0))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1" table:formula="of:=COUNTIF([.D15:.L15];IF([.N15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15] = [.A14] ; [.Q14] ; [.Q14] + [.P14] + IF ([.A14] = [.A13] ; [.P13]; 0))" office:value-type="float" office:value="1568" calcext:value-type="float">
            <text:p>156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IF([.A16] = [.A15] ; [.Q15] ; [.Q15] + [.P15] + IF ([.A15] = [.A14] ; [.P14]; 0))" office:value-type="float" office:value="1568" calcext:value-type="float">
            <text:p>1568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17] = [.A16] ; [.Q16] ; [.Q16] + [.P16] + IF ([.A16] = [.A15] ; [.P15]; 0))" office:value-type="float" office:value="1562" calcext:value-type="float">
            <text:p>1562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18:.L18];&quot;+&quot;)&gt;COUNTIF([.D18:.L18];&quot;-&quot;);&quot;+&quot;;&quot;-&quot;)" office:value-type="string" office:string-value="+" calcext:value-type="string">
            <text:p>+</text:p>
          </table:table-cell>
          <table:table-cell table:style-name="ce21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IF([.A18] = [.A17] ; [.Q17] ; [.Q17] + [.P17] + IF ([.A17] = [.A16] ; [.P16]; 0))" office:value-type="float" office:value="1561" calcext:value-type="float">
            <text:p>1561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9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1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IF([.A19] = [.A18] ; [.Q18] ; [.Q18] + [.P18] + IF ([.A18] = [.A17] ; [.P17]; 0))" office:value-type="float" office:value="1561" calcext:value-type="float">
            <text:p>1561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IF([.A20] = [.A19] ; [.Q19] ; [.Q19] + [.P19] + IF ([.A19] = [.A18] ; [.P18]; 0))" office:value-type="float" office:value="1574" calcext:value-type="float">
            <text:p>1574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1:.L21];&quot;+&quot;)&gt;COUNTIF([.D21:.L21];&quot;-&quot;);&quot;+&quot;;&quot;-&quot;)" office:value-type="string" office:string-value="+" calcext:value-type="string">
            <text:p>+</text:p>
          </table:table-cell>
          <table:table-cell table:style-name="ce21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21] = [.A20] ; [.Q20] ; [.Q20] + [.P20] + IF ([.A20] = [.A19] ; [.P19]; 0))" office:value-type="float" office:value="1574" calcext:value-type="float">
            <text:p>157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1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22] = [.A21] ; [.Q21] ; [.Q21] + [.P21] + IF ([.A21] = [.A20] ; [.P20]; 0))" office:value-type="float" office:value="1564" calcext:value-type="float">
            <text:p>1564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IF([.A23] = [.A22] ; [.Q22] ; [.Q22] + [.P22] + IF ([.A22] = [.A21] ; [.P21]; 0))" office:value-type="float" office:value="1559" calcext:value-type="float">
            <text:p>1559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1" table:formula="of:=COUNTIF([.D24:.L24];IF([.N24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24] = [.A23] ; [.Q23] ; [.Q23] + [.P23] + IF ([.A23] = [.A22] ; [.P22]; 0))" office:value-type="float" office:value="1553" calcext:value-type="float">
            <text:p>1553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19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1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5] = [.A24] ; [.Q24] ; [.Q24] + [.P24] + IF ([.A24] = [.A23] ; [.P23]; 0))" office:value-type="float" office:value="1553" calcext:value-type="float">
            <text:p>1553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26] = [.A25] ; [.Q25] ; [.Q25] + [.P25] + IF ([.A25] = [.A24] ; [.P24]; 0))" office:value-type="float" office:value="1552" calcext:value-type="float">
            <text:p>1552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IF([.A27] = [.A26] ; [.Q26] ; [.Q26] + [.P26] + IF ([.A26] = [.A25] ; [.P25]; 0))" office:value-type="float" office:value="1552" calcext:value-type="float">
            <text:p>1552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8:.L28];&quot;+&quot;)&gt;COUNTIF([.D28:.L28];&quot;-&quot;);&quot;+&quot;;&quot;-&quot;)" office:value-type="string" office:string-value="-" calcext:value-type="string">
            <text:p>-</text:p>
          </table:table-cell>
          <table:table-cell table:style-name="ce21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8] = [.A27] ; [.Q27] ; [.Q27] + [.P27] + IF ([.A27] = [.A26] ; [.P26]; 0))" office:value-type="float" office:value="1556" calcext:value-type="float">
            <text:p>1556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19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IF([.A29] = [.A28] ; [.Q28] ; [.Q28] + [.P28] + IF ([.A28] = [.A27] ; [.P27]; 0))" office:value-type="float" office:value="1549" calcext:value-type="float">
            <text:p>1549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30] = [.A29] ; [.Q29] ; [.Q29] + [.P29] + IF ([.A29] = [.A28] ; [.P28]; 0))" office:value-type="float" office:value="1549" calcext:value-type="float">
            <text:p>1549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IF([.A31] = [.A30] ; [.Q30] ; [.Q30] + [.P30] + IF ([.A30] = [.A29] ; [.P29]; 0))" office:value-type="float" office:value="1541" calcext:value-type="float">
            <text:p>1541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IF([.A32] = [.A31] ; [.Q31] ; [.Q31] + [.P31] + IF ([.A31] = [.A30] ; [.P30]; 0))" office:value-type="float" office:value="1541" calcext:value-type="float">
            <text:p>1541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IF([.A33] = [.A32] ; [.Q32] ; [.Q32] + [.P32] + IF ([.A32] = [.A31] ; [.P31]; 0))" office:value-type="float" office:value="1546" calcext:value-type="float">
            <text:p>1546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1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IF([.A34] = [.A33] ; [.Q33] ; [.Q33] + [.P33] + IF ([.A33] = [.A32] ; [.P32]; 0))" office:value-type="float" office:value="1546" calcext:value-type="float">
            <text:p>1546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>
          <table:table-cell office:value-type="date" office:date-value="2016-04-19" calcext:value-type="date">
            <text:p>19.04.2016</text:p>
          </table:table-cell>
          <table:table-cell table:number-columns-repeated="12"/>
          <table:table-cell table:style-name="ce19"/>
          <table:table-cell table:style-name="ce21"/>
          <table:table-cell/>
          <table:table-cell table:formula="of:=IF([.A35] = [.A34] ; [.Q34] ; [.Q34] + [.P34] + IF ([.A34] = [.A33] ; [.P33]; 0))"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 table:number-rows-repeated="13">
          <table:table-cell table:number-columns-repeated="13"/>
          <table:table-cell table:style-name="ce19"/>
          <table:table-cell table:style-name="ce21"/>
          <table:table-cell table:number-columns-repeated="1005"/>
        </table:table-row>
        <table:table-row table:style-name="ro1" table:number-rows-repeated="1048527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A2:'2016-2017'.A49 '2016-2017'.Q1:'2016-2017'.Q1 '2016-2017'.Q2:'2016-2017'.Q4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4" table:default-cell-style-name="ce11"/>
        <table:table-column table:style-name="co5" table:default-cell-style-name="ce6"/>
        <table:table-column table:style-name="co6" table:default-cell-style-name="ce20"/>
        <table:table-column table:style-name="co7" table:default-cell-style-name="ce6"/>
        <table:table-column table:style-name="co8" table:default-cell-style-name="ce23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2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2:.L2];&quot;+&quot;)&gt;COUNTIF([.D2:.L2];&quot;-&quot;);&quot;+&quot;;&quot;-&quot;)" office:value-type="string" office:string-value="-" calcext:value-type="string">
            <text:p>-</text:p>
          </table:table-cell>
          <table:table-cell table:style-name="ce21" table:formula="of:=COUNTIF([.D2:.L2];IF([.N2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19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1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IF([.A3] = [.A2] ; [.Q2] ; [.Q2] + [.P2] + IF ([.A2] = [.A1] ; [.P1]; 0))" office:value-type="float" office:value="1523" calcext:value-type="float">
            <text:p>1523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19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1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IF([.A4] = [.A3] ; [.Q3] ; [.Q3] + [.P3] + IF ([.A3] = [.A2] ; [.P2]; 0))" office:value-type="float" office:value="1511" calcext:value-type="float">
            <text:p>1511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5:.L5];&quot;+&quot;)&gt;COUNTIF([.D5:.L5];&quot;-&quot;);&quot;+&quot;;&quot;-&quot;)" office:value-type="string" office:string-value="-" calcext:value-type="string">
            <text:p>-</text:p>
          </table:table-cell>
          <table:table-cell table:style-name="ce21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IF([.A5] = [.A4] ; [.Q4] ; [.Q4] + [.P4] + IF ([.A4] = [.A3] ; [.P3]; 0))" office:value-type="float" office:value="1511" calcext:value-type="float">
            <text:p>1511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1" table:formula="of:=COUNTIF([.D6:.L6];IF([.N6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6] = [.A5] ; [.Q5] ; [.Q5] + [.P5] + IF ([.A5] = [.A4] ; [.P4]; 0))" office:value-type="float" office:value="1524" calcext:value-type="float">
            <text:p>1524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19" table:formula="of:=IF(COUNTIF([.D7:.L7];&quot;+&quot;)&gt;COUNTIF([.D7:.L7];&quot;-&quot;);&quot;+&quot;;&quot;-&quot;)" office:value-type="string" office:string-value="+" calcext:value-type="string">
            <text:p>+</text:p>
          </table:table-cell>
          <table:table-cell table:style-name="ce21" table:formula="of:=COUNTIF([.D7:.L7];IF([.N7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7] = [.A6] ; [.Q6] ; [.Q6] + [.P6] + IF ([.A6] = [.A5] ; [.P5]; 0))" office:value-type="float" office:value="1524" calcext:value-type="float">
            <text:p>1524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1" table:formula="of:=COUNTIF([.D8:.L8];IF([.N8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IF([.A8] = [.A7] ; [.Q7] ; [.Q7] + [.P7] + IF ([.A7] = [.A6] ; [.P6]; 0))" office:value-type="float" office:value="1531" calcext:value-type="float">
            <text:p>1531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1" table:formula="of:=COUNTIF([.D9:.L9];IF([.N9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IF([.A9] = [.A8] ; [.Q8] ; [.Q8] + [.P8] + IF ([.A8] = [.A7] ; [.P7]; 0))" office:value-type="float" office:value="1531" calcext:value-type="float">
            <text:p>153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1" table:formula="of:=COUNTIF([.D10:.L10];IF([.N10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IF([.A10] = [.A9] ; [.Q9] ; [.Q9] + [.P9] + IF ([.A9] = [.A8] ; [.P8]; 0))" office:value-type="float" office:value="1541" calcext:value-type="float">
            <text:p>1541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19" table:formula="of:=IF(COUNTIF([.D11:.L11];&quot;+&quot;)&gt;COUNTIF([.D11:.L11];&quot;-&quot;);&quot;+&quot;;&quot;-&quot;)" office:value-type="string" office:string-value="+" calcext:value-type="string">
            <text:p>+</text:p>
          </table:table-cell>
          <table:table-cell table:style-name="ce21" table:formula="of:=COUNTIF([.D11:.L11];IF([.N11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IF([.A11] = [.A10] ; [.Q10] ; [.Q10] + [.P10] + IF ([.A10] = [.A9] ; [.P9]; 0))" office:value-type="float" office:value="1541" calcext:value-type="float">
            <text:p>1541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1" table:formula="of:=COUNTIF([.D12:.L12];IF([.N12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IF([.A12] = [.A11] ; [.Q11] ; [.Q11] + [.P11] + IF ([.A11] = [.A10] ; [.P10]; 0))" office:value-type="float" office:value="1545" calcext:value-type="float">
            <text:p>1545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1" table:formula="of:=COUNTIF([.D13:.L13];IF([.N13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IF([.A13] = [.A12] ; [.Q12] ; [.Q12] + [.P12] + IF ([.A12] = [.A11] ; [.P11]; 0))" office:value-type="float" office:value="1545" calcext:value-type="float">
            <text:p>1545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1" table:formula="of:=COUNTIF([.D14:.L14];IF([.N14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IF([.A14] = [.A13] ; [.Q13] ; [.Q13] + [.P13] + IF ([.A13] = [.A12] ; [.P12]; 0))" office:value-type="float" office:value="1558" calcext:value-type="float">
            <text:p>1558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1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15] = [.A14] ; [.Q14] ; [.Q14] + [.P14] + IF ([.A14] = [.A13] ; [.P13]; 0))" office:value-type="float" office:value="1558" calcext:value-type="float">
            <text:p>155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1" table:formula="of:=COUNTIF([.D16:.L16];IF([.N16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IF([.A16] = [.A15] ; [.Q15] ; [.Q15] + [.P15] + IF ([.A15] = [.A14] ; [.P14]; 0))" office:value-type="float" office:value="1560" calcext:value-type="float">
            <text:p>1560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19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1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IF([.A17] = [.A16] ; [.Q16] ; [.Q16] + [.P16] + IF ([.A16] = [.A15] ; [.P15]; 0))" office:value-type="float" office:value="1560" calcext:value-type="float">
            <text:p>156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9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1" table:formula="of:=COUNTIF([.D18:.L18];IF([.N18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18] = [.A17] ; [.Q17] ; [.Q17] + [.P17] + IF ([.A17] = [.A16] ; [.P16]; 0))" office:value-type="float" office:value="1550" calcext:value-type="float">
            <text:p>1550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1" table:formula="of:=COUNTIF([.D19:.L19];IF([.N19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IF([.A19] = [.A18] ; [.Q18] ; [.Q18] + [.P18] + IF ([.A18] = [.A17] ; [.P17]; 0))" office:value-type="float" office:value="1548" calcext:value-type="float">
            <text:p>1548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1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IF([.A20] = [.A19] ; [.Q19] ; [.Q19] + [.P19] + IF ([.A19] = [.A18] ; [.P18]; 0))" office:value-type="float" office:value="1548" calcext:value-type="float">
            <text:p>1548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1" table:formula="of:=COUNTIF([.D21:.L21];IF([.N21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IF([.A21] = [.A20] ; [.Q20] ; [.Q20] + [.P20] + IF ([.A20] = [.A19] ; [.P19]; 0))" office:value-type="float" office:value="1541" calcext:value-type="float">
            <text:p>1541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19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1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IF([.A22] = [.A21] ; [.Q21] ; [.Q21] + [.P21] + IF ([.A21] = [.A20] ; [.P20]; 0))" office:value-type="float" office:value="1541" calcext:value-type="float">
            <text:p>1541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19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1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IF([.A23] = [.A22] ; [.Q22] ; [.Q22] + [.P22] + IF ([.A22] = [.A21] ; [.P21]; 0))" office:value-type="float" office:value="1547" calcext:value-type="float">
            <text:p>1547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9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1" table:formula="of:=COUNTIF([.D24:.L24];IF([.N24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4] = [.A23] ; [.Q23] ; [.Q23] + [.P23] + IF ([.A23] = [.A22] ; [.P22]; 0))" office:value-type="float" office:value="1547" calcext:value-type="float">
            <text:p>1547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1" table:formula="of:=COUNTIF([.D25:.L25];IF([.N25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IF([.A25] = [.A24] ; [.Q24] ; [.Q24] + [.P24] + IF ([.A24] = [.A23] ; [.P23]; 0))" office:value-type="float" office:value="1566" calcext:value-type="float">
            <text:p>1566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19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1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IF([.A26] = [.A25] ; [.Q25] ; [.Q25] + [.P25] + IF ([.A25] = [.A24] ; [.P24]; 0))" office:value-type="float" office:value="1558" calcext:value-type="float">
            <text:p>1558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9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1" table:formula="of:=COUNTIF([.D27:.L27];IF([.N27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IF([.A27] = [.A26] ; [.Q26] ; [.Q26] + [.P26] + IF ([.A26] = [.A25] ; [.P25]; 0))" office:value-type="float" office:value="1558" calcext:value-type="float">
            <text:p>1558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9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1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IF([.A28] = [.A27] ; [.Q27] ; [.Q27] + [.P27] + IF ([.A27] = [.A26] ; [.P26]; 0))" office:value-type="float" office:value="1574" calcext:value-type="float">
            <text:p>1574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19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1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29] = [.A28] ; [.Q28] ; [.Q28] + [.P28] + IF ([.A28] = [.A27] ; [.P27]; 0))" office:value-type="float" office:value="1574" calcext:value-type="float">
            <text:p>1574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1" table:formula="of:=COUNTIF([.D30:.L30];IF([.N30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30] = [.A29] ; [.Q29] ; [.Q29] + [.P29] + IF ([.A29] = [.A28] ; [.P28]; 0))" office:value-type="float" office:value="1595" calcext:value-type="float">
            <text:p>1595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1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IF([.A31] = [.A30] ; [.Q30] ; [.Q30] + [.P30] + IF ([.A30] = [.A29] ; [.P29]; 0))" office:value-type="float" office:value="1595" calcext:value-type="float">
            <text:p>1595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19" table:formula="of:=IF(COUNTIF([.D32:.L32];&quot;+&quot;)&gt;COUNTIF([.D32:.L32];&quot;-&quot;);&quot;+&quot;;&quot;-&quot;)" office:value-type="string" office:string-value="-" calcext:value-type="string">
            <text:p>-</text:p>
          </table:table-cell>
          <table:table-cell table:style-name="ce21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32] = [.A31] ; [.Q31] ; [.Q31] + [.P31] + IF ([.A31] = [.A30] ; [.P30]; 0))" office:value-type="float" office:value="1602" calcext:value-type="float">
            <text:p>1602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1" table:formula="of:=COUNTIF([.D33:.L33];IF([.N33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IF([.A33] = [.A32] ; [.Q32] ; [.Q32] + [.P32] + IF ([.A32] = [.A31] ; [.P31]; 0))" office:value-type="float" office:value="1602" calcext:value-type="float">
            <text:p>1602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19" table:formula="of:=IF(COUNTIF([.D34:.L34];&quot;+&quot;)&gt;COUNTIF([.D34:.L34];&quot;-&quot;);&quot;+&quot;;&quot;-&quot;)" office:value-type="string" office:string-value="+" calcext:value-type="string">
            <text:p>+</text:p>
          </table:table-cell>
          <table:table-cell table:style-name="ce21" table:formula="of:=COUNTIF([.D34:.L34];IF([.N34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table:formula="of:=IF([.A34] = [.A33] ; [.Q33] ; [.Q33] + [.P33] + IF ([.A33] = [.A32] ; [.P32]; 0))" office:value-type="float" office:value="1589" calcext:value-type="float">
            <text:p>1589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1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IF([.A35] = [.A34] ; [.Q34] ; [.Q34] + [.P34] + IF ([.A34] = [.A33] ; [.P33]; 0))" office:value-type="float" office:value="1589" calcext:value-type="float">
            <text:p>1589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9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1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IF([.A36] = [.A35] ; [.Q35] ; [.Q35] + [.P35] + IF ([.A35] = [.A34] ; [.P34]; 0))" office:value-type="float" office:value="1589" calcext:value-type="float">
            <text:p>1589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19" table:formula="of:=IF(COUNTIF([.D37:.L37];&quot;+&quot;)&gt;COUNTIF([.D37:.L37];&quot;-&quot;);&quot;+&quot;;&quot;-&quot;)" office:value-type="string" office:string-value="+" calcext:value-type="string">
            <text:p>+</text:p>
          </table:table-cell>
          <table:table-cell table:style-name="ce21" table:formula="of:=COUNTIF([.D37:.L37];IF([.N37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7] = [.A36] ; [.Q36] ; [.Q36] + [.P36] + IF ([.A36] = [.A35] ; [.P35]; 0))" office:value-type="float" office:value="1573" calcext:value-type="float">
            <text:p>1573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1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IF([.A38] = [.A37] ; [.Q37] ; [.Q37] + [.P37] + IF ([.A37] = [.A36] ; [.P36]; 0))" office:value-type="float" office:value="1579" calcext:value-type="float">
            <text:p>1579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1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IF([.A39] = [.A38] ; [.Q38] ; [.Q38] + [.P38] + IF ([.A38] = [.A37] ; [.P37]; 0))" office:value-type="float" office:value="1579" calcext:value-type="float">
            <text:p>1579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19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1" table:formula="of:=COUNTIF([.D40:.L40];IF([.N40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IF([.A40] = [.A39] ; [.Q39] ; [.Q39] + [.P39] + IF ([.A39] = [.A38] ; [.P38]; 0))" office:value-type="float" office:value="1592" calcext:value-type="float">
            <text:p>1592</text:p>
          </table:table-cell>
          <table:table-cell office:value-type="float" office:value="1514" calcext:value-type="float">
            <text:p>1514</text:p>
          </table:table-cell>
          <table:table-cell table:number-columns-repeated="1002"/>
        </table:table-row>
        <table:table-row table:style-name="ro1">
          <table:table-cell office:value-type="date" office:date-value="2017-03-16" calcext:value-type="date">
            <text:p>16.03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19" table:formula="of:=IF(COUNTIF([.D41:.L41];&quot;+&quot;)&gt;COUNTIF([.D41:.L41];&quot;-&quot;);&quot;+&quot;;&quot;-&quot;)" office:value-type="string" office:string-value="+" calcext:value-type="string">
            <text:p>+</text:p>
          </table:table-cell>
          <table:table-cell table:style-name="ce21" table:formula="of:=COUNTIF([.D41:.L41];IF([.N4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IF([.A41] = [.A40] ; [.Q40] ; [.Q40] + [.P40] + IF ([.A40] = [.A39] ; [.P39]; 0))" office:value-type="float" office:value="1592" calcext:value-type="float">
            <text:p>1592</text:p>
          </table:table-cell>
          <table:table-cell office:value-type="float" office:value="1506" calcext:value-type="float">
            <text:p>1506</text:p>
          </table:table-cell>
          <table:table-cell table:number-columns-repeated="1002"/>
        </table:table-row>
        <table:table-row table:style-name="ro1">
          <table:table-cell office:value-type="date" office:date-value="2017-03-22" calcext:value-type="date">
            <text:p>2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2:.L42];&quot;+&quot;)&gt;COUNTIF([.D42:.L42];&quot;-&quot;);&quot;+&quot;;&quot;-&quot;)" office:value-type="string" office:string-value="+" calcext:value-type="string">
            <text:p>+</text:p>
          </table:table-cell>
          <table:table-cell table:style-name="ce21" table:formula="of:=COUNTIF([.D42:.L42];IF([.N42]=&quot;+&quot;;&quot;-&quot;;&quot;+&quot;))" office:value-type="float" office:value="0" calcext:value-type="float">
            <text:p>0</text:p>
          </table:table-cell>
          <table:table-cell office:value-type="float" office:value="9" calcext:value-type="float">
            <text:p>+9</text:p>
          </table:table-cell>
          <table:table-cell table:formula="of:=IF([.A42] = [.A41] ; [.Q41] ; [.Q41] + [.P41] + IF ([.A41] = [.A40] ; [.P40]; 0))" office:value-type="float" office:value="1599" calcext:value-type="float">
            <text:p>1599</text:p>
          </table:table-cell>
          <table:table-cell office:value-type="float" office:value="1618" calcext:value-type="float">
            <text:p>1618</text:p>
          </table:table-cell>
          <table:table-cell table:number-columns-repeated="1002"/>
        </table:table-row>
        <table:table-row table:style-name="ro1">
          <table:table-cell office:value-type="date" office:date-value="2017-04-06" calcext:value-type="date">
            <text:p>06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9" table:formula="of:=IF(COUNTIF([.D43:.L43];&quot;+&quot;)&gt;COUNTIF([.D43:.L43];&quot;-&quot;);&quot;+&quot;;&quot;-&quot;)" office:value-type="string" office:string-value="-" calcext:value-type="string">
            <text:p>-</text:p>
          </table:table-cell>
          <table:table-cell table:style-name="ce21" table:formula="of:=COUNTIF([.D43:.L43];IF([.N4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IF([.A43] = [.A42] ; [.Q42] ; [.Q42] + [.P42] + IF ([.A42] = [.A41] ; [.P41]; 0))" office:value-type="float" office:value="1608" calcext:value-type="float">
            <text:p>1608</text:p>
          </table:table-cell>
          <table:table-cell office:value-type="float" office:value="1619" calcext:value-type="float">
            <text:p>1619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19" table:formula="of:=IF(COUNTIF([.D44:.L44];&quot;+&quot;)&gt;COUNTIF([.D44:.L44];&quot;-&quot;);&quot;+&quot;;&quot;-&quot;)" office:value-type="string" office:string-value="+" calcext:value-type="string">
            <text:p>+</text:p>
          </table:table-cell>
          <table:table-cell table:style-name="ce21" table:formula="of:=COUNTIF([.D44:.L44];IF([.N44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IF([.A44] = [.A43] ; [.Q43] ; [.Q43] + [.P43] + IF ([.A43] = [.A42] ; [.P42]; 0))" office:value-type="float" office:value="1599" calcext:value-type="float">
            <text:p>1599</text:p>
          </table:table-cell>
          <table:table-cell office:value-type="float" office:value="1620" calcext:value-type="float">
            <text:p>1620</text:p>
          </table:table-cell>
          <table:table-cell table:number-columns-repeated="1002"/>
        </table:table-row>
        <table:table-row table:style-name="ro1">
          <table:table-cell office:value-type="date" office:date-value="2017-04-11" calcext:value-type="date">
            <text:p>11.04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9" table:formula="of:=IF(COUNTIF([.D45:.L45];&quot;+&quot;)&gt;COUNTIF([.D45:.L45];&quot;-&quot;);&quot;+&quot;;&quot;-&quot;)" office:value-type="string" office:string-value="+" calcext:value-type="string">
            <text:p>+</text:p>
          </table:table-cell>
          <table:table-cell table:style-name="ce21" table:formula="of:=COUNTIF([.D45:.L45];IF([.N45]=&quot;+&quot;;&quot;-&quot;;&quot;+&quot;))" office:value-type="float" office:value="1" calcext:value-type="float">
            <text:p>1</text:p>
          </table:table-cell>
          <table:table-cell office:value-type="float" office:value="3" calcext:value-type="float">
            <text:p>+3</text:p>
          </table:table-cell>
          <table:table-cell table:formula="of:=IF([.A45] = [.A44] ; [.Q44] ; [.Q44] + [.P44] + IF ([.A44] = [.A43] ; [.P43]; 0))" office:value-type="float" office:value="1599" calcext:value-type="float">
            <text:p>1599</text:p>
          </table:table-cell>
          <table:table-cell office:value-type="float" office:value="1621" calcext:value-type="float">
            <text:p>1621</text:p>
          </table:table-cell>
          <table:table-cell table:number-columns-repeated="1002"/>
        </table:table-row>
        <table:table-row table:style-name="ro1">
          <table:table-cell office:value-type="date" office:date-value="2017-04-23" calcext:value-type="date">
            <text:p>23.04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19" table:formula="of:=IF(COUNTIF([.D46:.L46];&quot;+&quot;)&gt;COUNTIF([.D46:.L46];&quot;-&quot;);&quot;+&quot;;&quot;-&quot;)" office:value-type="string" office:string-value="-" calcext:value-type="string">
            <text:p>-</text:p>
          </table:table-cell>
          <table:table-cell table:style-name="ce21" table:formula="of:=COUNTIF([.D46:.L46];IF([.N46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IF([.A46] = [.A45] ; [.Q45] ; [.Q45] + [.P45] + IF ([.A45] = [.A44] ; [.P44]; 0))" office:value-type="float" office:value="1603" calcext:value-type="float">
            <text:p>1603</text:p>
          </table:table-cell>
          <table:table-cell office:value-type="float" office:value="1705" calcext:value-type="float">
            <text:p>1705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19" table:formula="of:=IF(COUNTIF([.D47:.L47];&quot;+&quot;)&gt;COUNTIF([.D47:.L47];&quot;-&quot;);&quot;+&quot;;&quot;-&quot;)" office:value-type="string" office:string-value="-" calcext:value-type="string">
            <text:p>-</text:p>
          </table:table-cell>
          <table:table-cell table:style-name="ce21" table:formula="of:=COUNTIF([.D47:.L47];IF([.N47]=&quot;+&quot;;&quot;-&quot;;&quot;+&quot;))" office:value-type="float" office:value="2" calcext:value-type="float">
            <text:p>2</text:p>
          </table:table-cell>
          <table:table-cell office:value-type="float" office:value="-14" calcext:value-type="float">
            <text:p>-14</text:p>
          </table:table-cell>
          <table:table-cell table:formula="of:=IF([.A47] = [.A46] ; [.Q46] ; [.Q46] + [.P46] + IF ([.A46] = [.A45] ; [.P45]; 0))" office:value-type="float" office:value="1600" calcext:value-type="float">
            <text:p>1600</text:p>
          </table:table-cell>
          <table:table-cell office:value-type="float" office:value="1706" calcext:value-type="float">
            <text:p>1706</text:p>
          </table:table-cell>
          <table:table-cell table:number-columns-repeated="1002"/>
        </table:table-row>
        <table:table-row table:style-name="ro1">
          <table:table-cell office:value-type="date" office:date-value="2017-05-03" calcext:value-type="date">
            <text:p>03.05.2017</text:p>
          </table:table-cell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19" table:formula="of:=IF(COUNTIF([.D48:.L48];&quot;+&quot;)&gt;COUNTIF([.D48:.L48];&quot;-&quot;);&quot;+&quot;;&quot;-&quot;)" office:value-type="string" office:string-value="+" calcext:value-type="string">
            <text:p>+</text:p>
          </table:table-cell>
          <table:table-cell table:style-name="ce21" table:formula="of:=COUNTIF([.D48:.L48];IF([.N48]=&quot;+&quot;;&quot;-&quot;;&quot;+&quot;))" office:value-type="float" office:value="2" calcext:value-type="float">
            <text:p>2</text:p>
          </table:table-cell>
          <table:table-cell office:value-type="float" office:value="2" calcext:value-type="float">
            <text:p>+2</text:p>
          </table:table-cell>
          <table:table-cell table:formula="of:=IF([.A48] = [.A47] ; [.Q47] ; [.Q47] + [.P47] + IF ([.A47] = [.A46] ; [.P46]; 0))" office:value-type="float" office:value="1600" calcext:value-type="float">
            <text:p>1600</text:p>
          </table:table-cell>
          <table:table-cell office:value-type="float" office:value="1707" calcext:value-type="float">
            <text:p>1707</text:p>
          </table:table-cell>
          <table:table-cell table:number-columns-repeated="1002"/>
        </table:table-row>
        <table:table-row table:style-name="ro1">
          <table:table-cell office:value-type="date" office:date-value="2017-05-04" calcext:value-type="date">
            <text:p>04.05.2017</text:p>
          </table:table-cell>
          <table:table-cell table:number-columns-repeated="15"/>
          <table:table-cell table:formula="of:=IF([.A49] = [.A48] ; [.Q48] ; [.Q48] + [.P48] + IF ([.A48] = [.A47] ; [.P47]; 0))" office:value-type="float" office:value="1588" calcext:value-type="float">
            <text:p>1588</text:p>
          </table:table-cell>
          <table:table-cell table:number-columns-repeated="1003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5">00.00.0000</text:date>, <text:time style:data-style-name="N2" text:time-value="00:00:21.65072881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237</meta:editing-cycles>
    <meta:editing-duration>PT3H38M50S</meta:editing-duration>
    <dc:title>Saison Ekkart</dc:title>
    <dc:date>2017-05-05T00:03:45.758299438</dc:date>
    <meta:generator>LibreOffice/5.1.6.2$Linux_X86_64 LibreOffice_project/10m0$Build-2</meta:generator>
    <meta:document-statistic meta:table-count="2" meta:cell-count="132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735cm" svg:height="6.827cm" xlink:href=".." xlink:type="simple" chart:class="chart:line" chart:style-name="ch1">
        <chart:title svg:x="8.093cm" svg:y="0.272cm" chart:style-name="ch2">
          <text:p>Entwicklung</text:p>
        </chart:title>
        <chart:plot-area chart:style-name="ch3" table:cell-range-address="'2015-2016'.A2:'2015-2016'.A35 '2015-2016'.Q1:'2015-2016'.Q35" chart:data-source-has-labels="both" svg:x="0.374cm" svg:y="1.187cm" svg:width="17.987cm" svg:height="5.504cm">
          <chartooo:coordinate-region svg:x="2.359cm" svg:y="1.386cm" svg:width="15.811cm" svg:height="4.658cm"/>
          <chart:axis chart:dimension="x" chart:name="primary-x" chart:style-name="ch4" chartooo:axis-type="auto">
            <chartooo:date-scale/>
            <chart:categories table:cell-range-address="'2015-2016'.A2:'2015-2016'.A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float" office:value="42257">
                <text:p>42257</text:p>
                <draw:g>
                  <svg:desc>'2015-2016'.A2:'2015-2016'.A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float" office:value="42257">
                <text:p>42257</text:p>
              </table:table-cell>
              <table:table-cell office:value-type="float" office:value="1607">
                <text:p>1607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61">
                <text:p>4226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75">
                <text:p>42275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1">
                <text:p>4228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284">
                <text:p>42284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float" office:value="42314">
                <text:p>42314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0">
                <text:p>42320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27">
                <text:p>42327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float" office:value="42331">
                <text:p>42331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390">
                <text:p>42390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0">
                <text:p>42410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414">
                <text:p>42414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float" office:value="42416">
                <text:p>42416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25">
                <text:p>42425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36">
                <text:p>42436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float" office:value="42442">
                <text:p>4244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1">
                <text:p>4247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5">
                <text:p>424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8">
                <text:p>42478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float" office:value="42479">
                <text:p>42479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1500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467cm" svg:y="0.272cm" chart:style-name="ch2">
          <text:p>Entwicklung</text:p>
        </chart:title>
        <chart:plot-area chart:style-name="ch3" table:cell-range-address="'2016-2017'.A2:'2016-2017'.A49 '2016-2017'.Q1:'2016-2017'.Q49" chart:data-source-has-labels="both" svg:x="0.309cm" svg:y="1.187cm" svg:width="14.865cm" svg:height="5.504cm">
          <chartooo:coordinate-region svg:x="2.294cm" svg:y="1.386cm" svg:width="12.88cm" svg:height="4.658cm"/>
          <chart:axis chart:dimension="x" chart:name="primary-x" chart:style-name="ch4" chartooo:axis-type="auto">
            <chartooo:date-scale/>
            <chart:categories table:cell-range-address="'2016-2017'.A2:'2016-2017'.A49"/>
          </chart:axis>
          <chart:axis chart:dimension="y" chart:name="primary-y" chart:style-name="ch5"/>
          <chart:series chart:style-name="ch6" chart:values-cell-range-address="'2016-2017'.Q2:'2016-2017'.Q49" chart:label-cell-address="'2016-2017'.Q1:'2016-2017'.Q1" chart:class="chart:line">
            <chart:data-point chart:repeated="4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float" office:value="42625">
                <text:p>42625</text:p>
                <draw:g>
                  <svg:desc>'2016-2017'.A2:'2016-2017'.A49</svg:desc>
                </draw:g>
              </table:table-cell>
              <table:table-cell office:value-type="float" office:value="1523">
                <text:p>1523</text:p>
                <draw:g>
                  <svg:desc>'2016-2017'.Q2:'2016-2017'.Q49</svg:desc>
                </draw:g>
              </table:table-cell>
            </table:table-row>
            <table:table-row>
              <table:table-cell office:value-type="float" office:value="42625">
                <text:p>42625</text:p>
              </table:table-cell>
              <table:table-cell office:value-type="float" office:value="1523">
                <text:p>1523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6">
                <text:p>42636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39">
                <text:p>42639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42">
                <text:p>4264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5">
                <text:p>42675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78">
                <text:p>42678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0">
                <text:p>42690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1">
                <text:p>4269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float" office:value="42695">
                <text:p>42695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8">
                <text:p>42708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09">
                <text:p>42709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12">
                <text:p>4271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float" office:value="42759">
                <text:p>42759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72">
                <text:p>4277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5">
                <text:p>42785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7">
                <text:p>42787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89">
                <text:p>42789</text:p>
              </table:table-cell>
              <table:table-cell office:value-type="float" office:value="1602">
                <text:p>1602</text:p>
              </table:table-cell>
            </table:table-row>
            <table:table-row>
              <table:table-cell office:value-type="float" office:value="42793">
                <text:p>42793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0">
                <text:p>4280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float" office:value="42802">
                <text:p>42802</text:p>
              </table:table-cell>
              <table:table-cell office:value-type="float" office:value="1573">
                <text:p>1573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06">
                <text:p>42806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0">
                <text:p>42810</text:p>
              </table:table-cell>
              <table:table-cell office:value-type="float" office:value="1592">
                <text:p>1592</text:p>
              </table:table-cell>
            </table:table-row>
            <table:table-row>
              <table:table-cell office:value-type="float" office:value="42816">
                <text:p>4281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1">
                <text:p>42831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36">
                <text:p>42836</text:p>
              </table:table-cell>
              <table:table-cell office:value-type="float" office:value="1599">
                <text:p>1599</text:p>
              </table:table-cell>
            </table:table-row>
            <table:table-row>
              <table:table-cell office:value-type="float" office:value="42848">
                <text:p>42848</text:p>
              </table:table-cell>
              <table:table-cell office:value-type="float" office:value="1603">
                <text:p>1603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2858">
                <text:p>42858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2859">
                <text:p>42859</text:p>
              </table:table-cell>
              <table:table-cell office:value-type="float" office:value="1588">
                <text:p>158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